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ServiceAssemblyDescriptorWriter.buildNamespaceMap( List connec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biServiceAssemblyDescriptorWriter.JbiServiceAssemblyDescriptorWriter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ServiceAssemblyDescriptorWriter.writeServiceUnit( XMLWriter writer , DependencyInformation serviceUnit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JbiServiceAssemblyDescriptorWriter.close( Writer closeab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biServiceAssemblyDescriptorWriter.write( File descriptor , String name , String description , List uris , List connection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JbiServiceAssemblyDescriptorWriter.writeConnection( Map namespaceMap , XMLWriter writer , Connection conne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